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0081211154657" calcext:value-type="float">
            <text:p>2.40081</text:p>
          </table:table-cell>
          <table:table-cell office:value-type="float" office:value="2.01811775051888" calcext:value-type="float">
            <text:p>2.01812</text:p>
          </table:table-cell>
          <table:table-cell office:value-type="float" office:value="2.60278990855262" calcext:value-type="float">
            <text:p>2.6027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8965794506566" calcext:value-type="float">
            <text:p>2.38966</text:p>
          </table:table-cell>
          <table:table-cell office:value-type="float" office:value="2.0260485527465" calcext:value-type="float">
            <text:p>2.02605</text:p>
          </table:table-cell>
          <table:table-cell office:value-type="float" office:value="2.68875070603774" calcext:value-type="float">
            <text:p>2.6887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563965095039" calcext:value-type="float">
            <text:p>2.38564</text:p>
          </table:table-cell>
          <table:table-cell office:value-type="float" office:value="2.03234576384294" calcext:value-type="float">
            <text:p>2.03235</text:p>
          </table:table-cell>
          <table:table-cell office:value-type="float" office:value="2.64407899424849" calcext:value-type="float">
            <text:p>2.6440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163714625674" calcext:value-type="float">
            <text:p>2.17164</text:p>
          </table:table-cell>
          <table:table-cell office:value-type="float" office:value="2.38454136672856" calcext:value-type="float">
            <text:p>2.38454</text:p>
          </table:table-cell>
          <table:table-cell office:value-type="float" office:value="3.04377035975615" calcext:value-type="float">
            <text:p>3.0437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8319189890367" calcext:value-type="float">
            <text:p>2.38319</text:p>
          </table:table-cell>
          <table:table-cell office:value-type="float" office:value="2.17466923691224" calcext:value-type="float">
            <text:p>2.17467</text:p>
          </table:table-cell>
          <table:table-cell office:value-type="float" office:value="3.10540611156738" calcext:value-type="float">
            <text:p>3.10541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271741361566" calcext:value-type="float">
            <text:p>2.38272</text:p>
          </table:table-cell>
          <table:table-cell office:value-type="float" office:value="2.02923963097761" calcext:value-type="float">
            <text:p>2.02924</text:p>
          </table:table-cell>
          <table:table-cell office:value-type="float" office:value="2.70106893051739" calcext:value-type="float">
            <text:p>2.70107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842113146969" calcext:value-type="float">
            <text:p>2.15842</text:p>
          </table:table-cell>
          <table:table-cell office:value-type="float" office:value="2.37939430167061" calcext:value-type="float">
            <text:p>2.37939</text:p>
          </table:table-cell>
          <table:table-cell office:value-type="float" office:value="3.02857496544883" calcext:value-type="float">
            <text:p>3.0285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94319743472" calcext:value-type="float">
            <text:p>2.16794</text:p>
          </table:table-cell>
          <table:table-cell office:value-type="float" office:value="2.36746345215272" calcext:value-type="float">
            <text:p>2.36746</text:p>
          </table:table-cell>
          <table:table-cell office:value-type="float" office:value="3.18826860759064" calcext:value-type="float">
            <text:p>3.1882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619610746804" calcext:value-type="float">
            <text:p>2.3662</text:p>
          </table:table-cell>
          <table:table-cell office:value-type="float" office:value="2.16198002527692" calcext:value-type="float">
            <text:p>2.16198</text:p>
          </table:table-cell>
          <table:table-cell office:value-type="float" office:value="3.09862713141019" calcext:value-type="float">
            <text:p>3.09863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803699179405" calcext:value-type="float">
            <text:p>2.17804</text:p>
          </table:table-cell>
          <table:table-cell office:value-type="float" office:value="2.36383779259485" calcext:value-type="float">
            <text:p>2.36384</text:p>
          </table:table-cell>
          <table:table-cell office:value-type="float" office:value="3.21809775877572" calcext:value-type="float">
            <text:p>3.218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978648616956" calcext:value-type="float">
            <text:p>2.30979</text:p>
          </table:table-cell>
          <table:table-cell office:value-type="float" office:value="2.20336375054216" calcext:value-type="float">
            <text:p>2.20336</text:p>
          </table:table-cell>
          <table:table-cell office:value-type="float" office:value="2.85282880042044" calcext:value-type="float">
            <text:p>2.8528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24731889187" calcext:value-type="float">
            <text:p>2.30247</text:p>
          </table:table-cell>
          <table:table-cell office:value-type="float" office:value="2.20861972555286" calcext:value-type="float">
            <text:p>2.20862</text:p>
          </table:table-cell>
          <table:table-cell office:value-type="float" office:value="2.84232007154331" calcext:value-type="float">
            <text:p>2.8423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2378505637" calcext:value-type="float">
            <text:p>2.21124</text:p>
          </table:table-cell>
          <table:table-cell office:value-type="float" office:value="2.28758212439553" calcext:value-type="float">
            <text:p>2.28758</text:p>
          </table:table-cell>
          <table:table-cell office:value-type="float" office:value="3.15543839716468" calcext:value-type="float">
            <text:p>3.1554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676443663417" calcext:value-type="float">
            <text:p>2.28676</text:p>
          </table:table-cell>
          <table:table-cell office:value-type="float" office:value="2.16396051847796" calcext:value-type="float">
            <text:p>2.16396</text:p>
          </table:table-cell>
          <table:table-cell office:value-type="float" office:value="2.73896505324997" calcext:value-type="float">
            <text:p>2.7389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921093315019" calcext:value-type="float">
            <text:p>2.20921</text:p>
          </table:table-cell>
          <table:table-cell office:value-type="float" office:value="2.28108752116171" calcext:value-type="float">
            <text:p>2.28109</text:p>
          </table:table-cell>
          <table:table-cell office:value-type="float" office:value="3.14092639540109" calcext:value-type="float">
            <text:p>3.1409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066801762463" calcext:value-type="float">
            <text:p>2.28067</text:p>
          </table:table-cell>
          <table:table-cell office:value-type="float" office:value="2.27032683008171" calcext:value-type="float">
            <text:p>2.27033</text:p>
          </table:table-cell>
          <table:table-cell office:value-type="float" office:value="3.070642439864" calcext:value-type="float">
            <text:p>3.0706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48851309" calcext:value-type="float">
            <text:p>2.27849</text:p>
          </table:table-cell>
          <table:table-cell office:value-type="float" office:value="2.15555745152888" calcext:value-type="float">
            <text:p>2.15556</text:p>
          </table:table-cell>
          <table:table-cell office:value-type="float" office:value="2.72424301850272" calcext:value-type="float">
            <text:p>2.7242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779183376999" calcext:value-type="float">
            <text:p>2.27779</text:p>
          </table:table-cell>
          <table:table-cell office:value-type="float" office:value="2.27692402698524" calcext:value-type="float">
            <text:p>2.27692</text:p>
          </table:table-cell>
          <table:table-cell office:value-type="float" office:value="3.09077793133855" calcext:value-type="float">
            <text:p>3.0907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92540110166" calcext:value-type="float">
            <text:p>2.26193</text:p>
          </table:table-cell>
          <table:table-cell office:value-type="float" office:value="2.30149661653338" calcext:value-type="float">
            <text:p>2.3015</text:p>
          </table:table-cell>
          <table:table-cell office:value-type="float" office:value="3.06444241742857" calcext:value-type="float">
            <text:p>3.06444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76247875528" calcext:value-type="float">
            <text:p>2.26076</text:p>
          </table:table-cell>
          <table:table-cell office:value-type="float" office:value="2.22929712654152" calcext:value-type="float">
            <text:p>2.2293</text:p>
          </table:table-cell>
          <table:table-cell office:value-type="float" office:value="2.92820866233508" calcext:value-type="float">
            <text:p>2.9282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00571621807" calcext:value-type="float">
            <text:p>2.26001</text:p>
          </table:table-cell>
          <table:table-cell office:value-type="float" office:value="2.30054388966001" calcext:value-type="float">
            <text:p>2.30054</text:p>
          </table:table-cell>
          <table:table-cell office:value-type="float" office:value="3.19326278614694" calcext:value-type="float">
            <text:p>3.1932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994939412819" calcext:value-type="float">
            <text:p>2.25995</text:p>
          </table:table-cell>
          <table:table-cell office:value-type="float" office:value="2.29024451028011" calcext:value-type="float">
            <text:p>2.29024</text:p>
          </table:table-cell>
          <table:table-cell office:value-type="float" office:value="3.10415468273848" calcext:value-type="float">
            <text:p>3.1041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18841292244" calcext:value-type="float">
            <text:p>2.25919</text:p>
          </table:table-cell>
          <table:table-cell office:value-type="float" office:value="2.22626958999637" calcext:value-type="float">
            <text:p>2.22627</text:p>
          </table:table-cell>
          <table:table-cell office:value-type="float" office:value="2.94543025586905" calcext:value-type="float">
            <text:p>2.9454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68581316739" calcext:value-type="float">
            <text:p>2.25469</text:p>
          </table:table-cell>
          <table:table-cell office:value-type="float" office:value="2.30143683649777" calcext:value-type="float">
            <text:p>2.30144</text:p>
          </table:table-cell>
          <table:table-cell office:value-type="float" office:value="3.19042459898042" calcext:value-type="float">
            <text:p>3.1904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73553779768" calcext:value-type="float">
            <text:p>2.25074</text:p>
          </table:table-cell>
          <table:table-cell office:value-type="float" office:value="2.2458210753126" calcext:value-type="float">
            <text:p>2.24582</text:p>
          </table:table-cell>
          <table:table-cell office:value-type="float" office:value="2.83294955972922" calcext:value-type="float">
            <text:p>2.8329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921038303529" calcext:value-type="float">
            <text:p>2.24921</text:p>
          </table:table-cell>
          <table:table-cell office:value-type="float" office:value="2.30806134787128" calcext:value-type="float">
            <text:p>2.30806</text:p>
          </table:table-cell>
          <table:table-cell office:value-type="float" office:value="3.0527946373645" calcext:value-type="float">
            <text:p>3.0527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47627529584" calcext:value-type="float">
            <text:p>2.24748</text:p>
          </table:table-cell>
          <table:table-cell office:value-type="float" office:value="2.25687671372639" calcext:value-type="float">
            <text:p>2.25688</text:p>
          </table:table-cell>
          <table:table-cell office:value-type="float" office:value="3.06584467315385" calcext:value-type="float">
            <text:p>3.06584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19034602571" calcext:value-type="float">
            <text:p>2.24719</text:p>
          </table:table-cell>
          <table:table-cell office:value-type="float" office:value="2.25956519705994" calcext:value-type="float">
            <text:p>2.25957</text:p>
          </table:table-cell>
          <table:table-cell office:value-type="float" office:value="3.07059298652825" calcext:value-type="float">
            <text:p>3.07059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639510160026" calcext:value-type="float">
            <text:p>2.2464</text:p>
          </table:table-cell>
          <table:table-cell office:value-type="float" office:value="2.28003093993837" calcext:value-type="float">
            <text:p>2.28003</text:p>
          </table:table-cell>
          <table:table-cell office:value-type="float" office:value="3.0965287084483" calcext:value-type="float">
            <text:p>3.0965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47661220543" calcext:value-type="float">
            <text:p>2.24348</text:p>
          </table:table-cell>
          <table:table-cell office:value-type="float" office:value="2.24199060642563" calcext:value-type="float">
            <text:p>2.24199</text:p>
          </table:table-cell>
          <table:table-cell office:value-type="float" office:value="2.83419894470742" calcext:value-type="float">
            <text:p>2.834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07390272734" calcext:value-type="float">
            <text:p>2.23007</text:p>
          </table:table-cell>
          <table:table-cell office:value-type="float" office:value="2.34109110701013" calcext:value-type="float">
            <text:p>2.34109</text:p>
          </table:table-cell>
          <table:table-cell office:value-type="float" office:value="3.18953353687057" calcext:value-type="float">
            <text:p>3.18953</text:p>
          </table:table-cell>
          <table:table-cell office:value-type="float" office:value="35276100" calcext:value-type="float">
            <text:p>35276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42556119256" calcext:value-type="float">
            <text:p>2.22643</text:p>
          </table:table-cell>
          <table:table-cell office:value-type="float" office:value="2.38908656542667" calcext:value-type="float">
            <text:p>2.38909</text:p>
          </table:table-cell>
          <table:table-cell office:value-type="float" office:value="3.18855442674228" calcext:value-type="float">
            <text:p>3.1885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456090667619" calcext:value-type="float">
            <text:p>2.22456</text:p>
          </table:table-cell>
          <table:table-cell office:value-type="float" office:value="2.35567435175657" calcext:value-type="float">
            <text:p>2.35567</text:p>
          </table:table-cell>
          <table:table-cell office:value-type="float" office:value="3.19334484254212" calcext:value-type="float">
            <text:p>3.19334</text:p>
          </table:table-cell>
          <table:table-cell office:value-type="float" office:value="35276100" calcext:value-type="float">
            <text:p>35276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308847451969" calcext:value-type="float">
            <text:p>2.22309</text:p>
          </table:table-cell>
          <table:table-cell office:value-type="float" office:value="2.23780784170606" calcext:value-type="float">
            <text:p>2.23781</text:p>
          </table:table-cell>
          <table:table-cell office:value-type="float" office:value="2.86901606647259" calcext:value-type="float">
            <text:p>2.8690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161134975525" calcext:value-type="float">
            <text:p>2.22161</text:p>
          </table:table-cell>
          <table:table-cell office:value-type="float" office:value="2.27847755873402" calcext:value-type="float">
            <text:p>2.27848</text:p>
          </table:table-cell>
          <table:table-cell office:value-type="float" office:value="3.0711165577573" calcext:value-type="float">
            <text:p>3.0711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39850736557" calcext:value-type="float">
            <text:p>2.2204</text:p>
          </table:table-cell>
          <table:table-cell office:value-type="float" office:value="2.26425598850253" calcext:value-type="float">
            <text:p>2.26426</text:p>
          </table:table-cell>
          <table:table-cell office:value-type="float" office:value="2.87681522283425" calcext:value-type="float">
            <text:p>2.8768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159867758115" calcext:value-type="float">
            <text:p>2.2116</text:p>
          </table:table-cell>
          <table:table-cell office:value-type="float" office:value="2.29323004766595" calcext:value-type="float">
            <text:p>2.29323</text:p>
          </table:table-cell>
          <table:table-cell office:value-type="float" office:value="3.03860976189667" calcext:value-type="float">
            <text:p>3.0386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01519501208" calcext:value-type="float">
            <text:p>2.21002</text:p>
          </table:table-cell>
          <table:table-cell office:value-type="float" office:value="2.27214473001644" calcext:value-type="float">
            <text:p>2.27214</text:p>
          </table:table-cell>
          <table:table-cell office:value-type="float" office:value="3.06618336633831" calcext:value-type="float">
            <text:p>3.0661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108225365674" calcext:value-type="float">
            <text:p>2.20108</text:p>
          </table:table-cell>
          <table:table-cell office:value-type="float" office:value="2.34401050649222" calcext:value-type="float">
            <text:p>2.34401</text:p>
          </table:table-cell>
          <table:table-cell office:value-type="float" office:value="3.03807960579415" calcext:value-type="float">
            <text:p>3.03808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7114254563" calcext:value-type="float">
            <text:p>2.19971</text:p>
          </table:table-cell>
          <table:table-cell office:value-type="float" office:value="2.31555552723617" calcext:value-type="float">
            <text:p>2.31556</text:p>
          </table:table-cell>
          <table:table-cell office:value-type="float" office:value="3.02784724523172" calcext:value-type="float">
            <text:p>3.02785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918809370153" calcext:value-type="float">
            <text:p>2.19919</text:p>
          </table:table-cell>
          <table:table-cell office:value-type="float" office:value="2.29060932599663" calcext:value-type="float">
            <text:p>2.29061</text:p>
          </table:table-cell>
          <table:table-cell office:value-type="float" office:value="3.02066505893142" calcext:value-type="float">
            <text:p>3.02067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86951681423" calcext:value-type="float">
            <text:p>2.19287</text:p>
          </table:table-cell>
          <table:table-cell office:value-type="float" office:value="2.45458949483133" calcext:value-type="float">
            <text:p>2.45459</text:p>
          </table:table-cell>
          <table:table-cell office:value-type="float" office:value="3.32602269211371" calcext:value-type="float">
            <text:p>3.3260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53265293725" calcext:value-type="float">
            <text:p>2.19253</text:p>
          </table:table-cell>
          <table:table-cell office:value-type="float" office:value="2.40818359957221" calcext:value-type="float">
            <text:p>2.40818</text:p>
          </table:table-cell>
          <table:table-cell office:value-type="float" office:value="3.17579666102966" calcext:value-type="float">
            <text:p>3.175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66729818048" calcext:value-type="float">
            <text:p>2.25767</text:p>
          </table:table-cell>
          <table:table-cell office:value-type="float" office:value="2.18609564820584" calcext:value-type="float">
            <text:p>2.1861</text:p>
          </table:table-cell>
          <table:table-cell office:value-type="float" office:value="2.83561636171755" calcext:value-type="float">
            <text:p>2.8356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677070397543" calcext:value-type="float">
            <text:p>2.32677</text:p>
          </table:table-cell>
          <table:table-cell office:value-type="float" office:value="2.18102296760631" calcext:value-type="float">
            <text:p>2.18102</text:p>
          </table:table-cell>
          <table:table-cell office:value-type="float" office:value="2.82844304296413" calcext:value-type="float">
            <text:p>2.8284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819649827711" calcext:value-type="float">
            <text:p>2.1782</text:p>
          </table:table-cell>
          <table:table-cell office:value-type="float" office:value="2.41037341256218" calcext:value-type="float">
            <text:p>2.41037</text:p>
          </table:table-cell>
          <table:table-cell office:value-type="float" office:value="3.17731297231087" calcext:value-type="float">
            <text:p>3.1773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494093862449" calcext:value-type="float">
            <text:p>2.17494</text:p>
          </table:table-cell>
          <table:table-cell office:value-type="float" office:value="2.45774240170212" calcext:value-type="float">
            <text:p>2.45774</text:p>
          </table:table-cell>
          <table:table-cell office:value-type="float" office:value="3.34132821340928" calcext:value-type="float">
            <text:p>3.3413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7161304103047" calcext:value-type="float">
            <text:p>2.17161</text:p>
          </table:table-cell>
          <table:table-cell office:value-type="float" office:value="2.36821180923928" calcext:value-type="float">
            <text:p>2.36821</text:p>
          </table:table-cell>
          <table:table-cell office:value-type="float" office:value="3.12479091518634" calcext:value-type="float">
            <text:p>3.1247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75162717233" calcext:value-type="float">
            <text:p>2.16775</text:p>
          </table:table-cell>
          <table:table-cell office:value-type="float" office:value="2.40896495310268" calcext:value-type="float">
            <text:p>2.40896</text:p>
          </table:table-cell>
          <table:table-cell office:value-type="float" office:value="3.17489880944812" calcext:value-type="float">
            <text:p>3.174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567837632154" calcext:value-type="float">
            <text:p>2.16568</text:p>
          </table:table-cell>
          <table:table-cell office:value-type="float" office:value="2.37047619451777" calcext:value-type="float">
            <text:p>2.37048</text:p>
          </table:table-cell>
          <table:table-cell office:value-type="float" office:value="3.13888290062212" calcext:value-type="float">
            <text:p>3.13888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798855081002" calcext:value-type="float">
            <text:p>2.34799</text:p>
          </table:table-cell>
          <table:table-cell office:value-type="float" office:value="2.1650322185066" calcext:value-type="float">
            <text:p>2.16503</text:p>
          </table:table-cell>
          <table:table-cell office:value-type="float" office:value="2.82505066944702" calcext:value-type="float">
            <text:p>2.8250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810639100453" calcext:value-type="float">
            <text:p>2.23811</text:p>
          </table:table-cell>
          <table:table-cell office:value-type="float" office:value="2.16277478974263" calcext:value-type="float">
            <text:p>2.16277</text:p>
          </table:table-cell>
          <table:table-cell office:value-type="float" office:value="2.82330107950716" calcext:value-type="float">
            <text:p>2.823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725586361483" calcext:value-type="float">
            <text:p>2.13726</text:p>
          </table:table-cell>
          <table:table-cell office:value-type="float" office:value="2.35278142876336" calcext:value-type="float">
            <text:p>2.35278</text:p>
          </table:table-cell>
          <table:table-cell office:value-type="float" office:value="2.82085013045968" calcext:value-type="float">
            <text:p>2.8208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913589563143" calcext:value-type="float">
            <text:p>2.36914</text:p>
          </table:table-cell>
          <table:table-cell office:value-type="float" office:value="2.13538065642991" calcext:value-type="float">
            <text:p>2.13538</text:p>
          </table:table-cell>
          <table:table-cell office:value-type="float" office:value="2.85674905249235" calcext:value-type="float">
            <text:p>2.8567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114921900964" calcext:value-type="float">
            <text:p>2.13115</text:p>
          </table:table-cell>
          <table:table-cell office:value-type="float" office:value="2.3453943417973" calcext:value-type="float">
            <text:p>2.34539</text:p>
          </table:table-cell>
          <table:table-cell office:value-type="float" office:value="2.82954642455612" calcext:value-type="float">
            <text:p>2.8295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5406675088957" calcext:value-type="float">
            <text:p>2.35407</text:p>
          </table:table-cell>
          <table:table-cell office:value-type="float" office:value="2.12551074972514" calcext:value-type="float">
            <text:p>2.12551</text:p>
          </table:table-cell>
          <table:table-cell office:value-type="float" office:value="2.86761007622455" calcext:value-type="float">
            <text:p>2.8676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173865911671" calcext:value-type="float">
            <text:p>2.31174</text:p>
          </table:table-cell>
          <table:table-cell office:value-type="float" office:value="2.12410687842834" calcext:value-type="float">
            <text:p>2.12411</text:p>
          </table:table-cell>
          <table:table-cell office:value-type="float" office:value="2.62796631425013" calcext:value-type="float">
            <text:p>2.62797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653349374167" calcext:value-type="float">
            <text:p>2.30653</text:p>
          </table:table-cell>
          <table:table-cell office:value-type="float" office:value="2.12112521060679" calcext:value-type="float">
            <text:p>2.12113</text:p>
          </table:table-cell>
          <table:table-cell office:value-type="float" office:value="2.61972767426339" calcext:value-type="float">
            <text:p>2.61973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7679109631693" calcext:value-type="float">
            <text:p>2.37679</text:p>
          </table:table-cell>
          <table:table-cell office:value-type="float" office:value="2.07843874189056" calcext:value-type="float">
            <text:p>2.07844</text:p>
          </table:table-cell>
          <table:table-cell office:value-type="float" office:value="2.7789518019089" calcext:value-type="float">
            <text:p>2.77895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9150093973257" calcext:value-type="float">
            <text:p>2.3915</text:p>
          </table:table-cell>
          <table:table-cell office:value-type="float" office:value="2.07517747359125" calcext:value-type="float">
            <text:p>2.07518</text:p>
          </table:table-cell>
          <table:table-cell office:value-type="float" office:value="2.75632621174553" calcext:value-type="float">
            <text:p>2.75633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0" calcext:value-type="float">
            <text:p>0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5" calcext:value-type="float">
            <text:p>5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0" calcext:value-type="float">
            <text:p>0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0" calcext:value-type="float">
            <text:p>0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09:58:03.749023562</dc:date>
    <meta:document-statistic meta:table-count="1" meta:cell-count="4638" meta:object-count="0"/>
    <meta:generator>LibreOffice/4.2.8.2$Linux_X86_64 LibreOffice_project/420m0$Build-2</meta:generator>
  </office:meta>
</office:document-meta>
</file>